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b3f2"/>
    </style:style>
    <style:style style:name="P2" style:family="paragraph" style:parent-style-name="Standard">
      <style:text-properties officeooo:paragraph-rsid="000f97f9"/>
    </style:style>
    <style:style style:name="P3" style:family="paragraph" style:parent-style-name="Standard">
      <style:text-properties officeooo:rsid="000eb3f2" officeooo:paragraph-rsid="000eb3f2"/>
    </style:style>
    <style:style style:name="P4" style:family="paragraph" style:parent-style-name="Standard">
      <style:text-properties officeooo:rsid="000f97f9" officeooo:paragraph-rsid="000f97f9"/>
    </style:style>
    <style:style style:name="P5" style:family="paragraph" style:parent-style-name="Standard">
      <style:text-properties officeooo:rsid="000ff92c" officeooo:paragraph-rsid="000ff92c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Preformatted_20_Text">
      <style:text-properties officeooo:rsid="000ff74d" officeooo:paragraph-rsid="000ff74d"/>
    </style:style>
    <style:style style:name="P8" style:family="paragraph" style:parent-style-name="Preformatted_20_Text">
      <style:text-properties officeooo:rsid="000f97f9" officeooo:paragraph-rsid="000f97f9"/>
    </style:style>
    <style:style style:name="P9" style:family="paragraph" style:parent-style-name="Standard">
      <style:text-properties officeooo:rsid="0011937f" officeooo:paragraph-rsid="0011937f"/>
    </style:style>
    <style:style style:name="P10" style:family="paragraph" style:parent-style-name="Standard">
      <style:text-properties officeooo:rsid="000f97f9" officeooo:paragraph-rsid="0011937f"/>
    </style:style>
    <style:style style:name="P11" style:family="paragraph" style:parent-style-name="Standard">
      <style:text-properties officeooo:rsid="000f97f9" officeooo:paragraph-rsid="00131a0a"/>
    </style:style>
    <style:style style:name="T1" style:family="text">
      <style:text-properties officeooo:rsid="000eb3f2"/>
    </style:style>
    <style:style style:name="T2" style:family="text">
      <style:text-properties officeooo:rsid="000f97f9"/>
    </style:style>
    <style:style style:name="T3" style:family="text">
      <style:text-properties officeooo:rsid="0011937f"/>
    </style:style>
    <style:style style:name="T4" style:family="text">
      <style:text-properties officeooo:rsid="00131a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gorails.com/setup/ubuntu"><text:span text:style-name="T1">http://gorails.com/setup/ubuntu</text:span></text:a></text:p>
      <text:p text:style-name="P3"/>
      <text:p text:style-name="P1"><text:a xlink:type="simple" xlink:href="http://ryanbigg.com/2010/12/ubuntu-ruby-rvm-rails-and-you/"><text:span text:style-name="T1">http://ryanbigg.com/2010/12/ubuntu-ruby-rvm-rails-and-you/</text:span></text:a></text:p>
      <text:p text:style-name="P3"/>
      <text:p text:style-name="P2"><text:a xlink:type="simple" xlink:href="https://www.ruby-lang.org/en/downloads/"><text:span text:style-name="T2">https://www.ruby-lang.org/en/downloads/</text:span></text:a></text:p>
      <text:p text:style-name="P4"/>
      <text:p text:style-name="P10"><text:a xlink:type="simple" xlink:href="http://guides.rubyonrails.org/getting_started.html"><text:span text:style-name="T3">http://guides.rubyonrails.org/getting_started.html</text:span></text:a></text:p>
      <text:p text:style-name="P10"/>
      <text:p text:style-name="P11"><text:a xlink:type="simple" xlink:href="http://www.reinteractive.net/posts/32"><text:span text:style-name="T4">http://www.reinteractive.net/posts/32</text:span></text:a></text:p>
      <text:p text:style-name="P11"><text:span text:style-name="T4"/></text:p>
      <text:p text:style-name="P9"/>
      <text:p text:style-name="P7">useful when installing software</text:p>
      <text:p text:style-name="P7"/>
      <text:p text:style-name="P8">sudo killall -9 apt-get</text:p>
      <text:p text:style-name="P6">sudo rm /var/lib/dpkg/lock</text:p>
      <text:p text:style-name="P5">Installing Ruby On Rails:</text:p>
      <text:p text:style-name="P5"/>
      <text:p text:style-name="P5">In case of problems: </text:p>
      <text:p text:style-name="P5"># <text:s text:c="5"/>run and read: rvm notes </text:p>
      <text:p text:style-name="P5"># <text:s text:c="8"/>read docs: http://rvm.io/ </text:p>
      <text:p text:style-name="P5"># <text:s text:c="7"/>talk to us: http://webchat.freenode.net/?channels=rvm (http://freenode.net/faq.shtml#plusr) </text:p>
      <text:p text:style-name="P5"># <text:s text:c="2"/>read cheatsheet: http://cheat.errtheblog.com/s/rvm </text:p>
      <text:p text:style-name="P5"># <text:s/>watch screencast: http://screencasts.org/episodes/how-to-use-rvm </text:p>
      <text:p text:style-name="P5"># open a bug report: https://github.com/wayneeseguin/rvm/issues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mar </meta:initial-creator>
    <meta:creation-date>2013-09-30T12:41:26</meta:creation-date>
    <dc:date>2013-10-01T15:43:19</dc:date>
    <dc:creator>Kumar </dc:creator>
    <meta:editing-duration>PT1H29M28S</meta:editing-duration>
    <meta:editing-cycles>4</meta:editing-cycles>
    <meta:generator>LibreOffice/4.0.2.2$Linux_X86_64 LibreOffice_project/400m0$Build-2</meta:generator>
    <meta:document-statistic meta:table-count="0" meta:image-count="0" meta:object-count="0" meta:page-count="1" meta:paragraph-count="16" meta:word-count="54" meta:character-count="696" meta:non-whitespace-character-count="628"/>
  </office:meta>
</office:document-meta>
</file>